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5pt" style:font-size-asian="15pt" style:font-size-complex="15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8pt" style:font-size-asian="18pt" style:font-size-complex="18pt"/>
    </style:style>
    <style:style style:name="T1" style:family="text">
      <style:text-properties fo:font-size="11pt" style:font-size-asian="11pt" style:font-size-complex="11pt"/>
    </style:style>
    <style:style style:name="T2" style:family="text">
      <style:text-properties fo:font-variant="normal" fo:text-transform="none" fo:color="#000000" style:font-name="Arial1" fo:font-size="11pt" fo:letter-spacing="normal" fo:font-style="normal" fo:font-weight="normal" style:font-size-asian="11pt" style:font-size-complex="11pt"/>
    </style:style>
    <style:style style:name="T3" style:family="text">
      <style:text-properties fo:font-size="15pt" style:font-size-asian="15pt" style:font-size-complex="15pt"/>
    </style:style>
    <style:style style:name="T4"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This document is the official standard of PWDDB (Password Database) extension. This extension is used to store a big amount of passwords in a single database. This extension has been designed specifically for this, so it is very efficient. It is very fast to read it. In passwords, you can store every ascii character, so that means 256 possibilities per character. You can store passwords of length up to 255 bits (excluding compression).</text:p>
      <text:p text:style-name="P2"/>
      <text:p text:style-name="P1">2. Licence</text:p>
      <text:p text:style-name="Standard"><text:span text:style-name="T1">This extension is under the licence CC BY-NC-ND, that means that modify, or use this extension for commercial intends is forbidden. You can distribute it as long as you credit ESAUDM LTD<text:line-break/><text:line-break/></text:span><text:span text:style-name="T4">3. Definitions<text:line-break/></text:span><text:span text:style-name="T3"><text:line-break/>3.1 Lower bound character<text:line-break/></text:span><text:span text:style-name="T1">The lower bound character is the ascii code of the minimal character allowed in passwords. It is used for compression.<text:line-break/><text:line-break/></text:span><text:span text:style-name="T3">3.2. Higher bound character<text:line-break/></text:span><text:span text:style-name="T1">The higher bound character is the ascii code of the maximal character allowed in passwords. It is used for compression.<text:line-break/><text:line-break/></text:span><text:span text:style-name="T3">3.3 Name depth<text:line-break/></text:span><text:span text:style-name="T1">The maximum number of bytes of each name.<text:line-break/><text:line-break/></text:span><text:span text:style-name="T3">3.4 Password depth<text:line-break/></text:span><text:span text:style-name="T1">The number of bits of each password.</text:span></text:p>
      <text:p text:style-name="P2"/>
      <text:p text:style-name="P1">4. Structure</text:p>
      <text:p text:style-name="Standard"><text:span text:style-name="T3"><text:line-break/>4.1. Introduction<text:line-break/></text:span><text:span text:style-name="T1">This part describes how the entension is structured.<text:line-break/></text:span></text:p>
      <text:p text:style-name="Standard"><text:span text:style-name="T3">4.2 PWDDB signature<text:line-break/></text:span><text:span text:style-name="T1">The first 6 bytes of all PWDDB files should be :<text:line-break/>Binary :<text:line-break/><text:tab/>1010000<text:tab/>1010111<text:tab/>1000100<text:tab/>1000100<text:tab/>1000010<text:tab/>1000000<text:line-break/>Decimal :<text:line-break/><text:tab/>80<text:tab/><text:tab/>87<text:tab/><text:tab/>68<text:tab/><text:tab/>68<text:tab/><text:tab/>66<text:tab/><text:tab/>64</text:span></text:p>
      <text:p text:style-name="P2">Hexadecimal :<text:line-break/><text:tab/>50<text:tab/><text:tab/>57<text:tab/><text:tab/>44<text:tab/><text:tab/>44<text:tab/><text:tab/>42<text:tab/><text:tab/>40</text:p>
      <text:p text:style-name="P2"/>
      <text:p text:style-name="P3">4.3 Meta Data Chunk<text:line-break/><text:span text:style-name="T1">This part is delimited by symbols SHEAD (for the start) and EHEAD (for the end). The first byte is the lower bound character, the second one is the higher bound character. Then, there is one byte for the name depth and one for the password depth. They should both be different to 0.<text:line-break/><text:line-break/></text:span>4.4 Names Chunk<text:line-break/><text:span text:style-name="T1">This part is delimited by symbols SNAME (for the start) and ENAME (for the end). It contains every name, chained without any separator. The number of characters of a name should not exceed the name depth. If the length is not great enough, you should add as many 0 as necessary at the end of the name.<text:line-break/><text:line-break/></text:span><text:soft-page-break/>4.5 Passwords Chunk<text:line-break/><text:span text:style-name="T1">This part is delimited by symbols SPWD (for the start) and EPWD (for the end). It contains every password, chained without any separator. The size of every password should be exactly equal to the password depth. If the password depth is not a multiple of 8, a byte can contain the end of a password and the beginning of another. Characters are stored with the formula : char_code – lower_bound_character. The number of bits used for each character is the lower power of 2 that is greater or equal to higher_bound_character – lower_bound_character + 1.</text:span></text:p>
      <text:p text:style-name="Standard"><text:span text:style-name="T3"><text:line-break/>4.6 Connect names and passwords<text:line-break/></text:span><text:span text:style-name="T1">The way to connect names and passwords cannot be easier : the first name is the name of the first password, the second name is the name of the second password, … So there should be as many names as passwords.</text:span></text:p>
      <text:p text:style-name="P2"/>
      <text:p text:style-name="Standard"><text:span text:style-name="T1">Copyright </text:span><text:span text:style-name="T2">© 2021 ESAUDM LTD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ddy Roncin</meta:initial-creator>
    <meta:creation-date>2021-01-30T15:38:02.74</meta:creation-date>
    <dc:date>2021-01-30T18:00:50.95</dc:date>
    <dc:creator>Teddy Roncin</dc:creator>
    <meta:editing-duration>PT2H14M20S</meta:editing-duration>
    <meta:editing-cycles>13</meta:editing-cycles>
    <meta:generator>OpenOffice/4.1.7$Win32 OpenOffice.org_project/417m1$Build-9800</meta:generator>
    <meta:document-statistic meta:table-count="0" meta:image-count="0" meta:object-count="0" meta:page-count="2" meta:paragraph-count="11" meta:word-count="497" meta:character-count="2821"/>
  </office:meta>
</office:document-meta>
</file>